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text-align="center" style:justify-single-word="false" style:writing-mode="rl-tb"/>
      <style:text-properties officeooo:paragraph-rsid="00102488"/>
    </style:style>
    <style:style style:name="P2" style:family="paragraph" style:parent-style-name="Heading_20_1">
      <style:text-properties officeooo:paragraph-rsid="00102488"/>
    </style:style>
    <style:style style:name="P3" style:family="paragraph" style:parent-style-name="Standard">
      <style:paragraph-properties fo:text-align="justify" style:justify-single-word="false" style:writing-mode="rl-tb"/>
      <style:text-properties officeooo:paragraph-rsid="00102488"/>
    </style:style>
    <style:style style:name="P4" style:family="paragraph" style:parent-style-name="Standard">
      <style:paragraph-properties fo:margin-top="0in" fo:margin-bottom="0in" style:contextual-spacing="false" fo:text-align="end" style:justify-single-word="false" style:writing-mode="rl-tb"/>
      <style:text-properties officeooo:paragraph-rsid="00102488"/>
    </style:style>
    <style:style style:name="T1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2" style:family="text">
      <style:text-properties style:language-complex="fa" style:country-complex="IR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/></text:p>
      <text:h text:style-name="P2" text:outline-level="1"><text:bookmark-start text:name="__DdeLink__51279_1180529564"/><text:span text:style-name="Titre_20_1_20_Car">[</text:span>سُورَةُ <text:span text:style-name="T2">۴</text:span>ڤنَّحْلِ]<text:bookmark-end text:name="__DdeLink__51279_1180529564"/></text:h>
      <text:p text:style-name="P3" loext:marker-style-name="T1"><text:span text:style-name="T1">¥ </text:span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</text:span><text:bookmark-start text:name="__DdeLink__51281_1180529564"/><text:span text:style-name="T3"> </text:span><text:span text:style-name="T1">أَتۭيٰٓ أَمْرُ </text:span><text:span text:style-name="T5">۴</text:span><text:span text:style-name="T1">للَّهِ فَلاَ تَسْتَعْجِلُوهُؐ سُبْحَـٰنَهُ„ وَتَعَـٰلۭــيٰ عَمَّا يُشْرۣكُونَؐ </text:span><text:span text:style-name="T3">(1)</text:span><text:span text:style-name="T1"> يُنَزّۣلُ </text:span><text:span text:style-name="T5">۴</text:span><text:span text:style-name="T1">لْمَلَئِكَةَ بِالرُّوحِ مِنَ اَمْرۣهِ” عَلَيٰ مَنْ يَّشَآءُ مِـنْ عِبَادِهِ“ أَنَ اَنذِرُوٓاْ أَنَّهُ„ لآَ إِچَهَ إِلٓاَّ أَنَا فَاتَّقُونِؐ </text:span><text:span text:style-name="T3">(2)</text:span><text:span text:style-name="T1"> خَلَــقَ </text:span><text:span text:style-name="T5">۰</text:span><text:span text:style-name="T1">لسَّمَـٰوَ؛تتتِ وَالاَرْضَ بِالْحَـقﱢّؐ تَعَـٰلۭــيٰ عَمَّا يُشْرۣكُونَؐ </text:span><text:span text:style-name="T3">(3)</text:span><text:span text:style-name="T1"> خَلَقَ </text:span><text:span text:style-name="T5">۰</text:span><text:span text:style-name="T1">لِانسَـٰــنَ مِـن نُّطْفَةٍ فَإِذَا هُوَ خَصِيمٌ مُّبِينٌؐ </text:span><text:span text:style-name="T3">(4)</text:span><text:span text:style-name="T1"> وَالاَنْعَـٰمَ خَلَقَهَاؐ لَكُمْ فِيهَا دِفْءٌ وَمَنَـٰفِعُ وَمِنْهَا تَاكُلُونَؐ </text:span><text:span text:style-name="T3">(5)</text:span><text:span text:style-name="T1"> وَلَكُمْ فِيهَا جَمَال٘ حِينَ تُرۣيحُونَ وَحِيــنَ تَسْرَحُونَؐ </text:span><text:span text:style-name="T3">(6)</text:span><text:span text:style-name="T1"> وَتَحْمِــلُ أَثْقَالَكُمُ; إِلَيٰ بَلَدٍ لَّمْ تَكُونُواْ بَـٰلِغِيهِ إِلاَّ بِشِقِّ </text:span><text:span text:style-name="T5">۱</text:span><text:span text:style-name="T1">لاَنفُسِؐ إِنَّ رَبَّكُمْ لَرَءُوفٌ رَّحِيمٌؐ </text:span><text:span text:style-name="T3">(7)</text:span><text:span text:style-name="T1"> وَالْخَيْلَ وَالْبِغَالَ وَالْحَمِيرَ لِتَرْكَبُوهَا وَزۣينَةًؐ وَيَخْلُقُ مَا لاَ تَعْلَمُونَؐ </text:span><text:span text:style-name="T3">(8)</text:span><text:span text:style-name="T1"> وَعَلَــي </text:span><text:span text:style-name="T5">۰</text:span><text:span text:style-name="T1">للَّهِ قَصْدُ </text:span><text:span text:style-name="T5">۴</text:span><text:span text:style-name="T1">لسَّبِيلِ وَمِنْهَا جَآئِرٌؐ وَلَوْ شَآءَ لَهَدۭيٰكُمُ; أَجْمَعِينَؐ </text:span><text:span text:style-name="T3">(9)</text:span><text:span text:style-name="T1"> هُوَ </text:span><text:span text:style-name="T5">۰ﻟ</text:span><text:span text:style-name="T1">ـذِىٓ أَنزَلَ مِــنَ </text:span><text:span text:style-name="T5">۰</text:span><text:span text:style-name="T1">لسَّمَآءِ مَآءً لَّكُم مِّنْهُ شَرَابببٌ وَمِنْهُ شَجَرٌ فِيهِ تُسِيمُونَؐ </text:span><text:span text:style-name="T3">(10)</text:span><text:span text:style-name="T1"> يُنۢبِــتُ لَكُم بِهِ </text:span><text:span text:style-name="T5">۱</text:span><text:span text:style-name="T1">لزَّرْعَ وَالزَّيْتُونَ وَاڤنَّخِيلَ وَالاَعْنَـٰــبَ وَمِــن كُــلّۣ </text:span><text:span text:style-name="T5">۱</text:span><text:span text:style-name="T1">لثَّمَرَ؛تِؐ إِنَّ فِى ذَ؛لِــكَ ءَلاَيَةً لِّقَوْمٍ يَتَفَكَّرُونَؐ </text:span><text:span text:style-name="T3">(11)</text:span><text:span text:style-name="T1"> وَسَخَّرَ لَكُمُ </text:span><text:span text:style-name="T5">۴</text:span><text:span text:style-name="T1">ليْلَ وَالنَّهَارَ وَالشَّمْسَ وَالْقَمَرَ وَالنُّجُومَ مُسَخَّرَ؛تٙ بِأَمْرۣهِؐ“ إِنَّ فِى ذَ؛لِكَ ءَلاَيَـٰــتٍ لِّقَوْمٍ يَعْقِلُونَؐ </text:span><text:span text:style-name="T3">(12)</text:span><text:span text:style-name="T1"> وَمَا ذَرَأَ لَكُمْ فِى </text:span><text:span text:style-name="T5">۱</text:span><text:span text:style-name="T1">لاَرْضضضِ مُخْتَلِفاٗ اَلْوَ؛نُهُؐ; إِنننَّ فِى ذَ؛لِــكَ ءَلاَيَةً لِّقَوْمٍ يَذَّكَّرُونَؐ </text:span><text:span text:style-name="T3">(13)</text:span><text:span text:style-name="T1"> وَهُوَ </text:span><text:span text:style-name="T5">۰ﻟ﮲</text:span><text:span text:style-name="T1"> سَخَّرَ </text:span><text:span text:style-name="T5">۰</text:span><text:span text:style-name="T1">ڤْبَحْرَ لِتَاكُلُواْ مِنْهُ لَحْماً طَرۣيّاً وَتَسْتَخْرۣجُواْ مِنْهُ حِلْيَةً تَلْبَسُونَهَاؐ وَتَرَي </text:span><text:span text:style-name="T5">۰</text:span><text:span text:style-name="T1">لْفُلْكَ </text:span><text:soft-page-break/><text:span text:style-name="T1">مَوَاخِرَ فِيهِ وَلِتَبْتَغُواْ مِن فَضْلِهِ” وَلَعَلَّكُمْ تَشْكُرُونَؐ </text:span><text:span text:style-name="T3">(14)</text:span><text:span text:style-name="T1"> ® وَأَلْقۭـيٰ فِى </text:span><text:span text:style-name="T5">۱</text:span><text:span text:style-name="T1">لاَرْضِ رَوَ؛سِيَ أَن تَمِيدَ بِكُمْ وَأَنْهَـٰراً وَسُبُلًا لَّعَلَّكُمْ تَهْتَدُونَ </text:span><text:span text:style-name="T3">(15)</text:span><text:span text:style-name="T1"> وَعَچَمَـٰـــتٍؐ وَبِاڤنَّجْمِ هُمْ يَهْتَدُونَؐ </text:span><text:span text:style-name="T3">(16)</text:span><text:span text:style-name="T1"> أَفَمَــنْ يَّخْلُقُ كَمَــن لاَّ يَخْلُقُؐ أَفَلاَ تَذَّكَّرُونَؐ </text:span><text:span text:style-name="T3">(17)</text:span><text:span text:style-name="T1"> وَإِن تَعُدُّواْ نِعْمَةَ </text:span><text:span text:style-name="T5">۰</text:span><text:span text:style-name="T1">للَّهِ لاَ تُحْصُوهَآؐ إِنننَّ </text:span><text:span text:style-name="T5">۰</text:span><text:span text:style-name="T1">للَّهَ لَغَفُورٌ رَّحِيمٌؐ </text:span><text:span text:style-name="T3">(18) </text:span><text:span text:style-name="T1">وَاللَّهُ يَعْلَمُ مَا تُسِرُّونَ وَمَا تُعْلِنُونَؐ </text:span><text:span text:style-name="T3">(19)</text:span><text:span text:style-name="T1"> وَالذِيــنَ تَدْعُونَ مِن دُونِ </text:span><text:span text:style-name="T5">۱</text:span><text:span text:style-name="T1">للَّهِ لاَ يَخْلُقُونَ شَيْـٔاً وَهُمْ يُخْلَقُونَؐ </text:span><text:span text:style-name="T3">(20)</text:span><text:span text:style-name="T1"> أَمْوَ؛ت٘ غَيْرُ أَحْيَآءٍؐ وَمَا يَشْعُرُونَ أَيَّانَ يُبْعَثُونَؐ </text:span><text:span text:style-name="T3">(21)</text:span><text:span text:style-name="T1"> إِچَهُكُمُ; إِچَهٌ وَ؛حِدٌؐ فَالذِيــنَ لاَ يُومِنُونَ بِالاَخِرَةِ قُلُوبُهُم مُّنكِرَةٌ وَهُم مُّسْتَكْبِرُونَؐ </text:span><text:span text:style-name="T3">(22)</text:span><text:span text:style-name="T1"> لاَ جَرَمَ أَنننَّ </text:span><text:span text:style-name="T5">۰</text:span><text:span text:style-name="T1">للَّهَ يَعْلَمُ مَا يُسِرُّونَ وَمَا يُعْلِنُونَؐ إِنَّهُ„ لاَ يُحِبُّ </text:span><text:span text:style-name="T5">۴</text:span><text:span text:style-name="T1">لْمُسْتَكْبِـرۣينَؐ </text:span><text:span text:style-name="T3">(23)</text:span><text:span text:style-name="T1"> وَإِذَا قِيــلَ لَهُم مَّاذَآ أَنزَلَ رَبُّكُمْ قَالُوٓاْ أَسَـٰطِيرُ </text:span><text:span text:style-name="T5">۴</text:span><text:span text:style-name="T1">لاَوَّلِيـنَ </text:span><text:span text:style-name="T3">(24)</text:span><text:span text:style-name="T1"> ڤِيَحْمِلُوٓاْ أَوْزَارَهُمْ كَامِلَةً يَوْمَ </text:span><text:span text:style-name="T5">۰</text:span><text:span text:style-name="T1">لْقِيَـٰمَةِ وَمِنَ اَوْزۭارۣ </text:span><text:span text:style-name="T5">۱</text:span><text:span text:style-name="T1">لذِيــنَ يُضِلُّونَهُم بِغَيْرۣ عِلْمٖؐ اَلاَ سَآءَ مَا يَزۣرُونَؐ </text:span><text:span text:style-name="T3">(25)</text:span><text:span text:style-name="T1"> قَدْ مَكَرَ </text:span><text:span text:style-name="T5">۰</text:span><text:span text:style-name="T1">لذِيــنَ مِـن قَبْلِهِمْ فَأَتَــي </text:span><text:span text:style-name="T5">۰</text:span><text:span text:style-name="T1">للَّهُ بُنْيَـٰنَهُم مِّنَ </text:span><text:span text:style-name="T5">۰</text:span><text:span text:style-name="T1">لْقَوَاعِدِ فَخَرَّ عَلَيْهِمُ </text:span><text:span text:style-name="T5">۴</text:span><text:span text:style-name="T1">لسَّقْفُ مِن فَوْقِهِمْ وَأَتۭيٰهُمُ </text:span><text:span text:style-name="T5">۴</text:span><text:span text:style-name="T1">لْعَذَابُ مِــنْ حَيْــثُ لاَ يَشْعُرُونَؐ </text:span><text:span text:style-name="T3">(26)</text:span><text:span text:style-name="T1"> ثُمَّ يَوْمَ </text:span><text:span text:style-name="T5">۰</text:span><text:span text:style-name="T1">لْقِيَـٰمَةِ يُخْزۣيهِمْ وَيَقُولُ أَيْنَ شُرَكَآءِيَ </text:span><text:span text:style-name="T5">۰</text:span><text:span text:style-name="T1">لذِينَ كُنتُمْ تُشَـٰٓـقُّونِ فِيهِمْؐ قَالَ </text:span><text:span text:style-name="T5">۰</text:span><text:span text:style-name="T1">لذِينَ ٱُوتُواْ </text:span><text:span text:style-name="T5">۴</text:span><text:span text:style-name="T1">لْعِلْمَ إِنَّ </text:span><text:span text:style-name="T5">۰</text:span><text:span text:style-name="T1">لْخِزْيَ </text:span><text:span text:style-name="T5">۰</text:span><text:span text:style-name="T1">لْيَوْمَ وَالسُّوٓءَ عَلَــي </text:span><text:span text:style-name="T5">۰</text:span><text:span text:style-name="T1">لْكۭـٰفِـرۣينَ </text:span><text:span text:style-name="T3">(27)</text:span><text:span text:style-name="T1"> </text:span><text:span text:style-name="T5">۰</text:span><text:span text:style-name="T1">لذِيــنَ تَتَوَفّۭيٰهُمُ </text:span><text:span text:style-name="T5">۴</text:span><text:span text:style-name="T1">لْمَلَئِكَةُ ظَالِمِىٓ أَنفُسِهِمْؐ فَأَلْقَوُاْ </text:span><text:span text:style-name="T5">۴</text:span><text:span text:style-name="T1">لسَّلَمَ مَا كُنَّا نَعْمَلُ مِن سُوٓءٙ بَلۭيٰٓؐ إِنَّ </text:span><text:span text:style-name="T5">۰</text:span><text:span text:style-name="T1">للَّهَ عَلِيمٛ بِمَا كُنتُمْ تَعْمَلُونَؐ </text:span><text:span text:style-name="T3">(28)</text:span><text:span text:style-name="T1"> فَادْخُلُوٓاْ أَبْوَ؛بَ جَهَنَّمَ خَـٰلِدِينَ فِيهَاؐ فَلَبِيــسَ مَثْوَي </text:span><text:span text:style-name="T5">۰</text:span><text:span text:style-name="T1">لْمُتَكَبِّرۣينَؐ </text:span><text:span text:style-name="T3">(29)</text:span><text:span text:style-name="T1"> © وَقِيلَ لِلذِيــنَ "تَّقَوْاْ مَاذَآ أَنزَلَ رَبُّكُمْ </text:span><text:soft-page-break/><text:span text:style-name="T1">قَالُواْ خَيْراًؐ لِّلذِيــنَ أَحْسَنُواْ فِى هَـٰذِهِ </text:span><text:span text:style-name="T5">۱</text:span><text:span text:style-name="T1">لدُّنْيۭا حَسَنَةٌؐ وَلَدَارُ </text:span><text:span text:style-name="T5">۴</text:span><text:span text:style-name="T1">لاَخِرَةِ خَيْرٌؐ وَلَنِعْمَ دَارُ </text:span><text:span text:style-name="T5">۴</text:span><text:span text:style-name="T1">لْمُتَّقِينَؐ </text:span><text:span text:style-name="T3">(30)</text:span><text:span text:style-name="T1"> جَنَّـٰــتُ عَدْنٍ يَدْخُلُونَهَا تَجْرۣى مِــن تَحْتِهَا </text:span><text:span text:style-name="T5">۰</text:span><text:span text:style-name="T1">لاَنْهَـٰرُ لَهُمْ فِيهَا مَا يَشَآءُونَؐ كَذَ؛لِــكَ يَجْزۣى </text:span><text:span text:style-name="T5">۱</text:span><text:span text:style-name="T1">للَّهُ </text:span><text:span text:style-name="T5">۴</text:span><text:span text:style-name="T1">لْمُتَّقِينَ </text:span><text:span text:style-name="T3">(31)</text:span><text:span text:style-name="T1"> </text:span><text:span text:style-name="T5">۰</text:span><text:span text:style-name="T1">لذِيــنَ تَتَوَفّۭيٰهُمُ </text:span><text:span text:style-name="T5">۴</text:span><text:span text:style-name="T1">لْمَلَئِكَةُ طَيِّبِيــنَؐ يَقُولُونَ سَچَم٘ عَلَيْكُمُ </text:span><text:span text:style-name="T5">۶</text:span><text:span text:style-name="T1">دْخُلُواْ </text:span><text:span text:style-name="T5">۴</text:span><text:span text:style-name="T1">لْجَنَّةَ بِمَا كُنتُمْ تَعْمَلُونَؐ </text:span><text:span text:style-name="T3">(32)</text:span><text:span text:style-name="T1"> هَـلْ يَنظُرُونَ إِلٓاَّ أَن تَاتِيَهُمُ </text:span><text:span text:style-name="T5">۴</text:span><text:span text:style-name="T1">لْمَلَئِكَةُ أَوْ يَاتِــيَ أَمْرُ رَبِّــكَؐ كَذَ؛لِــكَ فَعَلَ </text:span><text:span text:style-name="T5">۰</text:span><text:span text:style-name="T1">لذِيــنَ مِـن قَبْلِهِمْؐ وَمَا ظَلَمَهُمُ </text:span><text:span text:style-name="T5">۴</text:span><text:span text:style-name="T1">للَّهُؐ وَچَكِــن كَانُوٓاْ أَنفُسَهُمْ يَظْلِمُونَؐ </text:span><text:span text:style-name="T3">(33)</text:span><text:span text:style-name="T1"> فَأَصَابَهُمْ سَيِّـَٔاتُ مَا عَمِلُواْؐ وَحَاقَ بِهِم مَّا كَانُواْ بِهِ” يَسْتَهْزۣءُونَؐ </text:span><text:span text:style-name="T3">(34)</text:span><text:span text:style-name="T1"> وَقَالَ </text:span><text:span text:style-name="T5">۰</text:span><text:span text:style-name="T1">لذِيــنَ أَشْرَكُواْ لَوْ شَآءَ </text:span><text:span text:style-name="T5">۰</text:span><text:span text:style-name="T1">للَّهُ مَا عَبَدْنَا مِــن دُونِهِ” مِن شَيْءٍ نَّحْنُ وَلآَ ءَابَآؤُنَا وَلاَ حَرَّمْنَا مِن دُونِهِ” مِن شَيْءٍؐ كَذَ؛لِكَ فَعَلَ </text:span><text:span text:style-name="T5">۰</text:span><text:span text:style-name="T1">لذِيــنَ مِن قَبْلِهِمْؐ فَهَــلْ عَلَي </text:span><text:span text:style-name="T5">۰</text:span><text:span text:style-name="T1">لرُّسُلِ إِلاَّ </text:span><text:span text:style-name="T5">۰</text:span><text:span text:style-name="T1">لْبَچَغُ </text:span><text:span text:style-name="T5">۴</text:span><text:span text:style-name="T1">لْمُبِينُؐ </text:span><text:span text:style-name="T3">(35)</text:span><text:span text:style-name="T1"> وَلَقَدْ بَعَثْنَا فِى كُــلّۣ ٱُمَّةٍ رَّسُولٗا اَنُ </text:span><text:span text:style-name="T5">۶</text:span><text:span text:style-name="T1">عْبُدُواْ </text:span><text:span text:style-name="T5">۴</text:span><text:span text:style-name="T1">للَّهَ وَاجْتَنِبُواْ </text:span><text:span text:style-name="T5">۴</text:span><text:span text:style-name="T1">لطَّـٰغُوتَؐ فَمِنْهُم مَّــنْ هَدَي </text:span><text:span text:style-name="T5">۰</text:span><text:span text:style-name="T1">للَّهُؐ وَمِنْهُم مَّــنْ حَقَّــتْ عَلَيْهِ </text:span><text:span text:style-name="T5">۱</text:span><text:span text:style-name="T1">لضَّچَلَةُؐ فَسِيرُواْ فِى </text:span><text:span text:style-name="T5">۱</text:span><text:span text:style-name="T1">لاَرْضِ فَانظُرُواْ كَيْفَ كَانننَ عَـٰقِبَةُ </text:span><text:span text:style-name="T5">۴</text:span><text:span text:style-name="T1">لْمُكَذِّبِينَؐ </text:span><text:span text:style-name="T3">(36)</text:span><text:span text:style-name="T1"> إِن تَحْرۣصْ عَلَيٰ هُدۭيٰهُمْ فَإِنننَّ </text:span><text:span text:style-name="T5">۰</text:span><text:span text:style-name="T1">للَّهَ لاَ يُهْدۭيٰ مَنْ يُّضِلُّؐ وَمَا لَهُم مِّن نَّــٰصِرۣينَؐ </text:span><text:span text:style-name="T3">(37)</text:span><text:span text:style-name="T1"> ® وَأَقْسَمُواْ بِاللَّهِ جَهْدَ أَيْمَـٰنِهِمْ لاَ يَبْعَــثُ </text:span><text:span text:style-name="T5">۴</text:span><text:span text:style-name="T1">للَّهُ مَنْ يَّمُوتُؐ بَلۭيٰ وَعْداٗ عَلَيْهِ حَقّاً وَچَكِــنَّ أَكْثَرَ </text:span><text:span text:style-name="T5">۰</text:span><text:span text:style-name="T1">لنَّاسِ لاَ يَعْلَمُونَ </text:span><text:span text:style-name="T3">(38)</text:span><text:span text:style-name="T1"> لِيُبَيِّــنَ لَهُمُ </text:span><text:span text:style-name="T5">۴ﻟ﮲</text:span><text:span text:style-name="T1"> يَخْتَلِفُونَ فِيهِ وَلِيَعْلَمَ </text:span><text:span text:style-name="T5">۰</text:span><text:span text:style-name="T1">لذِيــنَ كَفَرُوٓاْ أَنَّهُمْ كَانُواْ كَـٰذِبِينَؐ </text:span><text:span text:style-name="T3">(39)</text:span><text:span text:style-name="T1"> إِنَّمَا قَوْلُنَا لِشَىْءٖ اِذَآ أَرَدْنَـٰهُ أَن نَّقُولَ لَهُ„ كُنؐ فَيَكُونُؐ </text:span><text:span text:style-name="T3">(40)</text:span><text:span text:style-name="T1"> وَالذِيــنَ هَاجَرُواْ فِى </text:span><text:span text:style-name="T5">۱</text:span><text:span text:style-name="T1">للَّهِ مِـنۢ بَعْدِ مَا ظُلِمُواْ لَنُبَوّۣيؕنَّهُمْ فِى </text:span><text:span text:style-name="T5">۱</text:span><text:span text:style-name="T1">لدُّنْيۭا حَسَنَةًؐ </text:span><text:soft-page-break/><text:span text:style-name="T1">وَلَأَجْرُ </text:span><text:span text:style-name="T5">۴</text:span><text:span text:style-name="T1">لاَخِرَةِ أَكْبَرُ لَوْ كَانُواْ يَعْلَمُونَؐ </text:span><text:span text:style-name="T3">(41)</text:span><text:span text:style-name="T1"> </text:span><text:span text:style-name="T5">۰</text:span><text:span text:style-name="T1">لذِيــنَ صَبَرُواْ وَعَلَيٰ رَبِّهِمْ يَتَوَكَّلُونَؐ </text:span><text:span text:style-name="T3">(42)</text:span><text:span text:style-name="T1"> وَمَآ أَرْسَلْنَا مِن قَبْلِكَ إِلاَّ رۣجَالًا يُوحۭيٰٓ إِلَيْهِمْ فَسْـَٔلُوٓاْ أَهْلَ </text:span><text:span text:style-name="T5">۰</text:span><text:span text:style-name="T1">لذِّكْرۣ إِن كُنتُمْ لاَ تَعْلَمُونَ </text:span><text:span text:style-name="T3">(43)</text:span><text:span text:style-name="T1"> بِالْبَيِّنَـٰــتِ وَالزُّبُـرۣؐ وَأَنزَلْنَآ إِلَيْكَ </text:span><text:span text:style-name="T5">۰</text:span><text:span text:style-name="T1">لذِّكْرَ لِتُبَيِّنَ لِلنَّاسسسِ مَا نُزّۣلَ إِلَيْهِمْ وَلَعَلَّهُمْ يَتَفَكَّرُونَؐ </text:span><text:span text:style-name="T3">(44)</text:span><text:span text:style-name="T1"> أَفَأَمِــنَ </text:span><text:span text:style-name="T5">۰</text:span><text:span text:style-name="T1">لذِينَ مَكَرُواْ </text:span><text:span text:style-name="T5">۴</text:span><text:span text:style-name="T1">لسَّيِّـَٔاتِ أَنننْ يَّخْسِفَ </text:span><text:span text:style-name="T5">۰</text:span><text:span text:style-name="T1">للَّهُ بِهِمُ </text:span><text:span text:style-name="T5">۴</text:span><text:span text:style-name="T1">لاَرْضَ أَوْ يَاتِيَهُمُ </text:span><text:span text:style-name="T5">۴</text:span><text:span text:style-name="T1">لْعَذَابببُ مِــنْ حَيْثُ لاَ يَشْعُرُونَ </text:span><text:span text:style-name="T3">(45)</text:span><text:span text:style-name="T1"> أَوْ يَاخُذَهُمْ فِى تَقَلُّبِهِمْ فَمَا هُم بِمُعْجِزۣينَ </text:span><text:span text:style-name="T3">(46)</text:span><text:span text:style-name="T1"> أَوْ يَاخُذَهُمْ عَلَيٰ تَخَوُّفٍؐ فَإِنَّ رَبَّكُمْ لَرَءُوفٌ رَّحِيم٘ؐ </text:span><text:span text:style-name="T3">(47)</text:span><text:span text:style-name="T1"> اَوَلَمْ يَرَوۣاْ اِلَــيٰ مَا خَلَقَ </text:span><text:span text:style-name="T5">۰</text:span><text:span text:style-name="T1">للَّهُ مِن شَيْءٍ يَتَفَيَّؤُاْ ظِچَلُهُ„ عَنِ </text:span><text:span text:style-name="T5">۱</text:span><text:span text:style-name="T1">لْيَمِينِ وَالشَّمَآئِــلۣ سُجَّداً لِّلهِ وَهُمْ دَ؛خِرُونَؐ </text:span><text:span text:style-name="T3">(48)</text:span><text:span text:style-name="T1"> وَلِلهِ يَسْجُدُ مَا فِى </text:span><text:span text:style-name="T5">۱</text:span><text:span text:style-name="T1">لسَّمَـٰوَ؛تتتِ وَمَا فِى </text:span><text:span text:style-name="T5">۱</text:span><text:span text:style-name="T1">لاَرْضِ مِن دَآبَّةٍ وَالْمَلَئِكَةُ وَهُمْ لاَ يَسْتَكْبِرُونَ </text:span><text:span text:style-name="T3">(49)</text:span><text:span text:style-name="T1"> يَخَافُونَ رَبَّهُم مِّن فَوْقِهِمْ وَيَفْعَلُونَ مَا يُومَرُونَؐ ¦ </text:span><text:span text:style-name="T3">(50)</text:span><text:span text:style-name="T1"> ¤ وَقَالَ </text:span><text:span text:style-name="T5">۰</text:span><text:span text:style-name="T1">للَّهُ لاَ تَتَّخِذُوٓاْ إِچَهَيْـنِ 'ثْنَيْــنۣؐ إِنَّمَا هُوَ إِچَهٌ وَ؛حِدٌؐ فَإِيَّـٰيَ فَارْهَبُونِؐ </text:span><text:span text:style-name="T3">(51)</text:span><text:span text:style-name="T1"> وَلَهُ„ مَا فِى </text:span><text:span text:style-name="T5">۱</text:span><text:span text:style-name="T1">لسَّمَـٰوَ؛تِ وَالاَرْضِؐ وَلَهُ </text:span><text:span text:style-name="T5">۴</text:span><text:span text:style-name="T1">لدِّينُ وَاصِباٗؐ اَفَغَيْرَ </text:span><text:span text:style-name="T5">۰</text:span><text:span text:style-name="T1">للَّهِ تَتَّقُونَؐ </text:span><text:span text:style-name="T3">(52)</text:span><text:span text:style-name="T1"> وَمَا بِكُم مِّــن نِّعْمَةٍ فَمِــنَ </text:span><text:span text:style-name="T5">۰</text:span><text:span text:style-name="T1">للَّهِؐ ثُمَّ إِذَا مَسَّكُمُ </text:span><text:span text:style-name="T5">۴</text:span><text:span text:style-name="T1">لضُّرُّ فَإِلَيْهِ تَجْــَٔـرُونَؐ </text:span><text:span text:style-name="T3">(53)</text:span><text:span text:style-name="T1"> ثُمَّ إِذَا كَشَفَ </text:span><text:span text:style-name="T5">۰</text:span><text:span text:style-name="T1">لضُّرَّ عَنكُمُ; إِذَا فَرۣيـقٌ مِّنكُم بِرَبِّهِمْ يُشْرۣكُونَ </text:span><text:span text:style-name="T3">(54)</text:span><text:span text:style-name="T1"> لِيَكْفُرُواْ بِمَآ ءَاتَيْنَـٰهُمْؐ فَتَمَتَّعُواْؐ فَسَوْفَ تَعْلَمُونَؐ </text:span><text:span text:style-name="T3">(55)</text:span><text:span text:style-name="T1"> وَيَجْعَلُونَ لِمَا لاَ يَعْلَمُونَ نَصِيباً مِّمَّا رَزَقْنَـٰهُمْؐ تَاللَّهِ لَتُسْــَٔلُــنَّ عَمَّا كُنتُمْ تَفْتَرُونَؐ </text:span><text:span text:style-name="T3">(56)</text:span><text:span text:style-name="T1"> وَيَجْعَلُونَ لِلهِ </text:span><text:span text:style-name="T5">۱</text:span><text:span text:style-name="T1">لْبَنَـٰــتِ سُبْحَـٰنَهُؐ„ وَلَهُم مَّا يَشْتَهُونَؐ </text:span><text:span text:style-name="T3">(57)</text:span><text:span text:style-name="T1"> وَإِذَا بُشِّرَ أَحَدُهُم بِالاُنثۭــيٰ ظَلَّ وَجْهُهُ„ مُسْوَدّاً وَهُوَ كَظِيمٌ </text:span><text:soft-page-break/><text:span text:style-name="T3">(58)</text:span><text:span text:style-name="T1"> يَتَوَ؛رۭيٰ مِنَ </text:span><text:span text:style-name="T5">۰</text:span><text:span text:style-name="T1">لْقَوْمِ مِن سُوٓءِ مَا بُشِّرَ بِهِؐ“ أَيُمْسِكُهُ„ عَلَيٰ هُونٖ اَمْ يَدُسُّهُ„ فِى </text:span><text:span text:style-name="T5">۱</text:span><text:span text:style-name="T1">لتُّرَابِؐ أَلاَ سَآءَ مَا يَحْكُمُونَؐ </text:span><text:span text:style-name="T3">(59)</text:span><text:span text:style-name="T1"> لِلذِيــنَ لاَ يُومِنُونَ بِالاَخِرَةِ مَثَلُ </text:span><text:span text:style-name="T5">۴</text:span><text:span text:style-name="T1">لسَّوْءِؐ وَلِلهِ </text:span><text:span text:style-name="T5">۱</text:span><text:span text:style-name="T1">لْمَثَــلُ </text:span><text:span text:style-name="T5">۴</text:span><text:span text:style-name="T1">لاَعْلۭيٰؐ وَهُوَ </text:span><text:span text:style-name="T5">۰</text:span><text:span text:style-name="T1">لْعَزۣيزُ </text:span><text:span text:style-name="T5">۴</text:span><text:span text:style-name="T1">لْحَكِيمُؐ </text:span><text:span text:style-name="T3">(60)</text:span><text:span text:style-name="T1"> وَلَوْ يُوَ۬اخِذُ </text:span><text:span text:style-name="T5">۴</text:span><text:span text:style-name="T1">للَّهُ </text:span><text:span text:style-name="T5">۴</text:span><text:span text:style-name="T1">لنَّاسسسَ بِظُلْمِهِم مَّا تَرَكَ عَلَيْهَا مِــن دَآبَّةٍؐ وَچَكِنْ يُّوَ۬خِّرُهُمُ; إِلَـيٰٓ أَجَــلٍ مُّسَمّيًؐ فَإِذَا جَآءَ اجَلُهُمْ لاَ يَسْتَـٰخِرُونَ سَاعَةًؐ وَلاَ يَسْتَقْدِمُونَؐ </text:span><text:span text:style-name="T3">(61)</text:span><text:span text:style-name="T1"> وَيَجْعَلُونَ لِلهِ مَا يَكْرَهُونَؐ وَتَصِفُ أَلْسِنَتُهُمُ </text:span><text:span text:style-name="T5">۴</text:span><text:span text:style-name="T1">لْكَذِبببَ أَنننَّ لَهُمُ </text:span><text:span text:style-name="T5">۴</text:span><text:span text:style-name="T1">لْحُسْنۭيٰؐ لاَ جَرَمَ أَنننَّ لَهُمُ </text:span><text:span text:style-name="T5">۴</text:span><text:span text:style-name="T1">لنَّارَ وَأَنَّهُم مُّفْرۣطُونَؐ </text:span><text:span text:style-name="T3">(62)</text:span><text:span text:style-name="T1"> ® تَاللَّهِ لَقَدَ اَرْسَلْنَآ إِلَيٰٓ ٱُمَمٍ مِّــن قَبْلِــكَ فَزَيَّــنَ لَهُمُ </text:span><text:span text:style-name="T5">۴</text:span><text:span text:style-name="T1">لشَّيْطَـٰــنُ أَعْمَـٰلَهُمْ فَهُوَ وَلِيُّهُمُ </text:span><text:span text:style-name="T5">۴</text:span><text:span text:style-name="T1">لْيَوْمَؐ وَلَهُمْ عَذَاب٘ اَلِيمٌؐ </text:span><text:span text:style-name="T3">(63)</text:span><text:span text:style-name="T1"> وَمَآ أَنزَلْنَا عَلَيْكَ </text:span><text:span text:style-name="T5">۰</text:span><text:span text:style-name="T1">لْكِتَـٰــبَ إِلاَّ لِتُبَيِّــنَ لَهُمُ </text:span><text:span text:style-name="T5">۴ﻟ﮲</text:span><text:span text:style-name="T1"> 'خْتَلَفُواْ فِيهِ وَهُديً وَرَحْمَةً لِّقَوْمٍ يُومِنُونَؐ </text:span><text:span text:style-name="T3">(64)</text:span><text:span text:style-name="T1"> وَاللَّهُ أَنزَلَ مِــنَ </text:span><text:span text:style-name="T5">۰</text:span><text:span text:style-name="T1">لسَّمَآءِ مَآءً فَأَحْيۭا بِهِ </text:span><text:span text:style-name="T5">۱</text:span><text:span text:style-name="T1">لاَرْضضضَ بَعْدَ مَوْتِهَآؐ إِنَّ فِى ذَ؛لِكَ ءَلاَيَةً لِّقَوْمٍ يَسْمَعُونَؐ </text:span><text:span text:style-name="T3">(65)</text:span><text:span text:style-name="T1"> وَإِنَّ لَكُمْ فِى </text:span><text:span text:style-name="T5">۱</text:span><text:span text:style-name="T1">لاَنْعَـٰمِ لَعِبْرَةًؐ نَّسْقِيكُم مِّمَّا فِى بُطُونِهِ” مِنۢ بَيْنِ فَرْثثثٍ وَدَمٍ لَّبَـﻨـاٗ خَالِصاً سَآئِغاً لِّلشَّـٰرۣبِينَ </text:span><text:span text:style-name="T3">(66)</text:span><text:span text:style-name="T1"> وَمِن ثَمَرَ؛تِ </text:span><text:span text:style-name="T5">۱</text:span><text:span text:style-name="T1">لنَّخِيلِ وَالاَعْنَـٰــبِ تَتَّخِذُونننَ مِنْهُ سَكَراً وَرۣزْقاٗ حَسَناٗؐ اِنَّ فِى ذَ؛لِــكَ ءَلاَيَةً لِّقَوْمٍ يَعْقِلُونَؐ </text:span><text:span text:style-name="T3">(67)</text:span><text:span text:style-name="T1"> وَأَوْحۭيٰ رَبُّــكَ إِلَــي </text:span><text:span text:style-name="T5">۰</text:span><text:span text:style-name="T1">ڤنَّحْلِ أَنِ 'تَّخِذِى مِنَ </text:span><text:span text:style-name="T5">۰</text:span><text:span text:style-name="T1">لْجِبَالِ بُيُوتاً وَمِنَ </text:span><text:span text:style-name="T5">۰</text:span><text:span text:style-name="T1">ڤشَّجَرۣ وَمِمَّا يَعْرۣشُونَ </text:span><text:span text:style-name="T3">(68)</text:span><text:span text:style-name="T1"> ثُمَّ كُلِى مِــن كُــلّۣ </text:span><text:span text:style-name="T5">۱</text:span><text:span text:style-name="T1">لثَّمَرَ؛تتتِ فَاسْلُكِى سُبُلَ رَبِّــكِ ذُلُلًؐا يَخْرُجُ مِـنۢ بُطُونِهَا شَرَابببٌ مُّخْتَلِف٘ اَلْوَ؛نُهُ„ فِيهِ شِفَآءٌ لِّلنَّاسِؐ إِنَّ فِى ذَ؛لِــكَ ءَلاَيَةً لِّقَوْمٍ يَتَفَكَّرُونَؐ </text:span><text:span text:style-name="T3">(69)</text:span><text:span text:style-name="T1"> وَاللَّهُ خَلَقَكُمْ ثُمَّ يَتَوَفّۭيٰكُمْؐ وَمِنكُم مَّنْ يُّرَدُّ إِلَيٰٓ أَرْذَلِ </text:span><text:span text:style-name="T5">۱</text:span><text:span text:style-name="T1">لْعُمُرۣ لِكَىْ لاَ يَعْلَمَ بَعْدَ عِلْمٍ شَيْـٔاٗؐ اِنننَّ </text:span><text:soft-page-break/><text:span text:style-name="T5">۰</text:span><text:span text:style-name="T1">للَّهَ عَلِيمٌ قَدِيرٌؐ </text:span><text:span text:style-name="T3">(70)</text:span><text:span text:style-name="T1"> © وَاللَّهُ فَضَّلَ بَعْضَكُمْ عَلَيٰ بَعْضٍ فِى </text:span><text:span text:style-name="T5">۱</text:span><text:span text:style-name="T1">لرّۣزْقِؐ فَمَا </text:span><text:span text:style-name="T5">۰</text:span><text:span text:style-name="T1">لذِيــنَ فُضِّلُواْ بِرَآدِّځ رۣزْقِهِمْ عَلَــيٰ مَا مَلَكَــتَ اَيْمَـٰنُهُمْ فَهُمْ فِيهِ سَوَآء٘ؐ اَفَبِنِعْمَةِ </text:span><text:span text:style-name="T5">۱</text:span><text:span text:style-name="T1">للَّهِ يَجْحَدُونَؐ </text:span><text:span text:style-name="T3">(71)</text:span><text:span text:style-name="T1"> وَاللَّهُ جَعَــلَ لَكُم مِّــنَ اَنفُسِكُمُ; أَزْوَ؛جاً وَجَعَــلَ لَكُم مِّنَ اَزْوَ؛جِكُم بَنِينَ وَحَفَدَةًؐ وَرَزَقَكُم مِّــنَ </text:span><text:span text:style-name="T5">۰</text:span><text:span text:style-name="T1">لطَّيِّبَـٰتِؐ أَفَبِالْبَـٰطِلِ يُومِنُونَ وَبِنِعْمَــتِ </text:span><text:span text:style-name="T5">۱</text:span><text:span text:style-name="T1">للَّهِ هُمْ يَكْفُرُونَؐ </text:span><text:span text:style-name="T3">(72)</text:span><text:span text:style-name="T1"> وَيَعْبُدُونَ مِــن دُونِ </text:span><text:span text:style-name="T5">۱</text:span><text:span text:style-name="T1">للَّهِ مَا لاَ يَمْلِــكُ لَهُمْ رۣزْقاً مِّــنَ </text:span><text:span text:style-name="T5">۰</text:span><text:span text:style-name="T1">لسَّمَـٰوَ؛تتتِ وَالاَرْضضضِ شَيْـٔاً وَلاَ يَسْتَطِيعُونَؐ </text:span><text:span text:style-name="T3">(73)</text:span><text:span text:style-name="T1"> فَلاَ تَضْرۣبُواْ لِلهِ </text:span><text:span text:style-name="T5">۱</text:span><text:span text:style-name="T1">لاَمْثَالَؐ إِنننَّ </text:span><text:span text:style-name="T5">۰</text:span><text:span text:style-name="T1">للَّهَ يَعْلَمُؐ وَأَنتُمْ لاَ تَعْلَمُونَؐ </text:span><text:span text:style-name="T3">(74)</text:span><text:span text:style-name="T1"> ضَرَبَ </text:span><text:span text:style-name="T5">۰</text:span><text:span text:style-name="T1">للَّهُ مَثَلٗا عَبْداً مَّمْلُوكاً لاَّ يَقْدِرُ عَلَيٰ شَيْءٍ وَمَن رَّزَقْنَـٰهُ مِنَّا رۣزْقاٗ حَسَناً فَهُوَ يُنفِـقُ مِنْهُ سِرّاً وَجَهْراٗ هَلْ يَسْتَوُﹼنَؐ </text:span><text:span text:style-name="T5">۰</text:span><text:span text:style-name="T1">لْحَمْدُ لِلهِؐ بَلَ اَكْثَرُهُمْ لاَ يَعْلَمُونَؐ </text:span><text:span text:style-name="T3">(75)</text:span><text:span text:style-name="T1"> وَضَرَبَ </text:span><text:span text:style-name="T5">۰</text:span><text:span text:style-name="T1">للَّهُ مَثَلًا رَّجُلَيْنِ أَحَدُهُمَآ أَبْكَمُ لاَ يَقْدِرُ عَلَيٰ شَيْءٍ وَهُوَ كَلّﹲ عَلَيٰ مَوْلۭيٰهُ أَيْنَمَا يُوَجِّههُّ لاَ يَاتِ بِخَيْر۫هَلْ يَسْتَوۣى هُوَ وَمَـنْ يَّامُرُ بِالْعَدْلِ وَهُوَ عَلَــيٰ صِرَ؛طٍ مُّسْتَقِيمٍؐ </text:span><text:span text:style-name="T3">(76)</text:span><text:span text:style-name="T1"> وَلِلهِ غَيْــبُ </text:span><text:span text:style-name="T5">۴</text:span><text:span text:style-name="T1">لسَّمَـٰوَ؛تِ وَالاَرْضِؐ وَمَآ أَمْرُ </text:span><text:span text:style-name="T5">۴</text:span><text:span text:style-name="T1">لسَّاعَةِ إِلاَّ كَڤَمْحِ </text:span><text:span text:style-name="T5">۱</text:span><text:span text:style-name="T1">لْبَصَرۣ أَوْ هُوَ أَقْرَبببُؐ إِنننَّ </text:span><text:span text:style-name="T5">۰</text:span><text:span text:style-name="T1">للَّهَ عَلَــيٰ كُــلّۣ شَيْءٍ قَدِيرٌؐ </text:span><text:span text:style-name="T3">(77)</text:span><text:span text:style-name="T1"> وَاللَّهُ أَخْرَجَكُم مِّنۢ بُطُونِ ٱُمَّهَـٰتِكُمْ لاَ تَعْلَمُونَ شَيْـٔاًؐ وَجَعَــلَ لَكُمُ </text:span><text:span text:style-name="T5">۴</text:span><text:span text:style-name="T1">لسَّمْعَ وَالاَبْصَـٰرَ وَالاَفْـِٕدَةَ لَعَلَّكُمْ تَشْكُرُونَؐ </text:span><text:span text:style-name="T3">(78)</text:span><text:span text:style-name="T1"> ® أَلَمْ يَرَوۣاْ اِلَــي </text:span><text:span text:style-name="T5">۰</text:span><text:span text:style-name="T1">لطَّيْرۣ مُسَخَّرَ؛تٍ فِى جَوّۣ </text:span><text:span text:style-name="T5">۱</text:span><text:span text:style-name="T1">لسَّمَآءِ مَا يُمْسِكُهُنَّ إِلاَّ </text:span><text:span text:style-name="T5">۰</text:span><text:span text:style-name="T1">للَّهُؐ إِنَّ فِى ذَ؛لِكَ ءَلاَيَـٰــتٍ لِّقَوْمٍ يُومِنُونَؐ </text:span><text:span text:style-name="T3">(79)</text:span><text:span text:style-name="T1"> وَاللَّهُ جَعَلَ لَكُم مِّنۢ بُيُوتِكُمْ سَكَناً وَجَعَــلَ لَكُم مِّن جُلُودِ </text:span><text:span text:style-name="T5">۱</text:span><text:span text:style-name="T1">لاَنْعَـٰمِ بُيُوتاً تَسْتَخِفُّونَهَا يَوْمَ ظَعَنِكُمْ وَيَوْمَ إِقَامَتِكُمْؐ وَمِنَ </text:span><text:soft-page-break/><text:span text:style-name="T1">اَصْوَافِهَا وَأَوْبۭارۣهَا وَأَشْعۭارۣهَآ أَثَـٰثاً وَمَتَـٰعاٗ اِلَيٰ حِينٍؐ </text:span><text:span text:style-name="T3">(80)</text:span><text:span text:style-name="T1"> وَاللَّهُ جَعَــلَ لَكُم مِّمَّا خَلَقَ ظِچَلًا وَجَعَــلَ لَكُم مِّنَ </text:span><text:span text:style-name="T5">۰</text:span><text:span text:style-name="T1">لْجِبَالِ أَكْنَـٰناً وَجَعَــلَ لَكُمْ سَرَ؛بِيلَ تَقِيكُمُ </text:span><text:span text:style-name="T5">۴</text:span><text:span text:style-name="T1">لْحَرَّ وَسَرَ؛بِيلَ تَقِيكُم بَأْسَكُمْؐ كَذَ؛لِــكَ يُتِمُّ نِعْمَتَهُ„ عَلَيْكُمْ لَعَلَّكُمْ تُسْلِمُونَؐ </text:span><text:span text:style-name="T3">(81)</text:span><text:span text:style-name="T1"> فَإِن تَوَلَّوْاْ فَإِنَّمَا عَلَيْكَ </text:span><text:span text:style-name="T5">۰</text:span><text:span text:style-name="T1">لْبَچَغُ </text:span><text:span text:style-name="T5">۴</text:span><text:span text:style-name="T1">لْمُبِيـنُؐ </text:span><text:span text:style-name="T3">(82)</text:span><text:span text:style-name="T1"> يَعْرۣفُونَ نِعْمَــتَ </text:span><text:span text:style-name="T5">۰</text:span><text:span text:style-name="T1">للَّهِ ثُمَّ يُنكِرُونَهَاؐ وَأَكْثَرُهُمُ </text:span><text:span text:style-name="T5">۴</text:span><text:span text:style-name="T1">لْكَـٰفِرُونَؐ </text:span><text:span text:style-name="T3">(83)</text:span><text:span text:style-name="T1"> وَيَوْمَ نَبْعَــثُ مِــن كُــلّۣ ٱُمَّةٍ شَهِيداً ثُمَّ لاَ يُوذَنُ لِلذِينَ كَفَرُواْ وَلاَ هُمْ يُسْتَعْتَبُونَؐ </text:span><text:span text:style-name="T3">(84)</text:span><text:span text:style-name="T1"> وَإِذَا رَءَا </text:span><text:span text:style-name="T5">۰</text:span><text:span text:style-name="T1">لذِينَ ظَلَمُواْ </text:span><text:span text:style-name="T5">۴</text:span><text:span text:style-name="T1">لْعَذَابَ فَلاَ يُخَفَّفُ عَنْهُمْ وَلاَ هُمْ يُنظَرُونَؐ </text:span><text:span text:style-name="T3">(85)</text:span><text:span text:style-name="T1"> وَإِذَا رَءَا </text:span><text:span text:style-name="T5">۰</text:span><text:span text:style-name="T1">لذِيــنَ أَشْرَكُواْ شُرَكَآءَهُمْ قَالُواْ رَبَّنَا هَـٰٓؤُلآَءِ شُرَكَآؤُنَا </text:span><text:span text:style-name="T5">۰</text:span><text:span text:style-name="T1">لذِيــنَ كُنَّا نَدْعُواْ مِــن دُونِــكَؐ فَأَلْقَوۣاْ اِلَيْهِمُ </text:span><text:span text:style-name="T5">۴</text:span><text:span text:style-name="T1">لْقَوْلَ إِنَّكُمْ لَكَـٰذِبُونَؐ </text:span><text:span text:style-name="T3">(86)</text:span><text:span text:style-name="T1"> وَأَلْقَوۣاْ اِلَــي </text:span><text:span text:style-name="T5">۰</text:span><text:span text:style-name="T1">للَّهِ يَوْمَئِذٖ </text:span><text:span text:style-name="T5">۱</text:span><text:span text:style-name="T1">لسَّلَمَؐ وَضَــلَّ عَنْهُم مَّا كَانُواْ يَفْتَرُونَؐ </text:span><text:span text:style-name="T3">(87)</text:span><text:span text:style-name="T1"> </text:span><text:span text:style-name="T5">۰</text:span><text:span text:style-name="T1">لذِينَ كَفَرُواْ وَصَدُّواْ عَــن سَبِيلِ </text:span><text:span text:style-name="T5">۱</text:span><text:span text:style-name="T1">للَّهِ زۣدْنَـٰهُمْ عَذَاباً فَوْقَ </text:span><text:span text:style-name="T5">۰</text:span><text:span text:style-name="T1">لْعَذَابِ بِمَا كَانُواْ يُفْسِدُونَؐ </text:span><text:span text:style-name="T3">(88)</text:span><text:span text:style-name="T1"> وَيَوْمَ نَبْعَثُ فِى كُلِّ ٱُمَّةٍ شَهِيداٗ عَلَيْهِم مِّــنَ اَنفُسِهِمْ وَجِيؔنَا بِكَ شَهِيداٗ عَلَيٰ هَـٰٓؤُلآَءِؐ وَنَزَّلْنَا عَلَيْــكَ </text:span><text:span text:style-name="T5">۰</text:span><text:span text:style-name="T1">لْكِتَـٰــبَ تِبْيَـٰناً لِّكُــلّۣ شَيْءٍ وَهُديً وَرَحْمَةً وَبُشْرۭيٰ لِلْمُسْلِمِينَؐ </text:span><text:span text:style-name="T3">(89)</text:span><text:span text:style-name="T1"> ¥ إِنننَّ </text:span><text:span text:style-name="T5">۰</text:span><text:span text:style-name="T1">للَّهَ يَامُرُ بِالْعَدْلِ وَالِاحْسَـٰنِ وَإِيتَآءِىْ ذى </text:span><text:span text:style-name="T5">۱</text:span><text:span text:style-name="T1">لْقُرْبۭيٰؐ وَيَنْهۭــيٰ عَنِ </text:span><text:span text:style-name="T5">۱</text:span><text:span text:style-name="T1">ڤْفَحْشَآءِ وَالْمُنكَرۣ وَالْبَغْيِؐ يَعِظُكُمْ لَعَلَّكُمْ تَذَّكَّرُونَؐ </text:span><text:span text:style-name="T3">(90)</text:span><text:span text:style-name="T1"> وَأَوْفُواْ بِعَهْدِ </text:span><text:span text:style-name="T5">۱</text:span><text:span text:style-name="T1">للَّهِ إِذَا عَـٰهَدتُّمْؐ وَلاَ تَنقُضُواْ </text:span><text:span text:style-name="T5">۴</text:span><text:span text:style-name="T1">لاَيْمَـٰــنَ بَعْدَ تَوْكِيدِهَا وَقَدْ جَعَلْتُمُ </text:span><text:span text:style-name="T5">۴</text:span><text:span text:style-name="T1">للَّهَ عَلَيْكُمْ كَفِيلٗؐا اِنننَّ </text:span><text:span text:style-name="T5">۰</text:span><text:span text:style-name="T1">للَّهَ يَعْلَمُ مَا تَفْعَلُونَؐ </text:span><text:span text:style-name="T3">(91)</text:span><text:span text:style-name="T1"> وَلاَ تَكُونُواْ كَالتِى نَقَضَــتْ غَزْلَهَا مِـنۢ </text:span><text:soft-page-break/><text:span text:style-name="T1">بَعْدِ قُوَّةٖ اَنكَـٰثاً تَتَّخِذُونَ أَيْمَـٰنَكُمْ دَخَلَۢا بَيْنَكُمُ; أَن تَكُونَ ٱُمَّة٘ هِيَ أَرْبۭــيٰ مِنُ </text:span><text:span text:style-name="T5">۷</text:span><text:span text:style-name="T1">مَّةٖؐ اِنَّمَا يَبْلُوكُمُ </text:span><text:span text:style-name="T5">۴</text:span><text:span text:style-name="T1">للَّهُ بِهِؐ”</text:span></text:p>
      <text:p text:style-name="P4" loext:marker-style-name="T1"><text:span text:style-name="T1">وَلَيُبَيِّنَــنَّ لَكُمْ يَوْمَ </text:span><text:span text:style-name="T5">۰</text:span><text:span text:style-name="T1">لْقِيَـٰمَةِ مَا كُنتُمْ فِيهِ تَخْتَلِفُونَؐ </text:span><text:span text:style-name="T3">(92)</text:span><text:span text:style-name="T1"> وَلَوْ شَآءَ </text:span><text:span text:style-name="T5">۰</text:span><text:span text:style-name="T1">للَّهُ لَجَعَلَكُمُ; ٱُمَّةً وَ؛حِدَةًؐ وَچَكِنْ يُّضِلُّ مَنْ يَّشَآءُ وَيَهْدِى مَـنْ يَّشَآءُؐ وَلَتُسْـَٔلُــنَّ عَمَّا كُنتُمْ تَعْمَلُونَؐ </text:span><text:span text:style-name="T3">(93)</text:span><text:span text:style-name="T1"> وَلاَ تَتَّخِذُوٓاْ أَيْمَـٰنَكُمْ دَخَلَۢا بَيْنَكُمْ فَتَزۣلَّ قَدَمٛ بَعْدَ ثُبُوتِهَا وَتَذُوقُواْ </text:span><text:span text:style-name="T5">۴</text:span><text:span text:style-name="T1">لسُّوٓءَ بِمَا صَدَدتُّمْ عَــن سَبِيـلِ </text:span><text:span text:style-name="T5">۱</text:span><text:span text:style-name="T1">للَّهِ وَلَكُمْ عَذَاببب٘ عَظِيمٌؐ </text:span><text:span text:style-name="T3">(94)</text:span><text:span text:style-name="T1"> وَلاَ تَشْتَرُواْ بِعَهْدِ </text:span><text:span text:style-name="T5">۱</text:span><text:span text:style-name="T1">للَّهِ ثَمَناً قَلِيلٗؐا اِنَّمَا عِندَ </text:span><text:span text:style-name="T5">۰</text:span><text:span text:style-name="T1">للَّهِ هُوَ خَيْرٌ لَّكُمُ; إِن كُنتُمْ تَعْلَمُونَؐ </text:span><text:span text:style-name="T3">(95)</text:span><text:span text:style-name="T1"> مَا عِندَكُمْ يَنفَدُؐ وَمَا عِندَ </text:span><text:span text:style-name="T5">۰</text:span><text:span text:style-name="T1">للَّهِ بَاقٍؐ وَڤَيَجْزۣيَــنَّ </text:span><text:span text:style-name="T5">۰</text:span><text:span text:style-name="T1">لذِيــنَ صَبَرُوٓاْ أَجْرَهُم بِأَحْسَـنِ مَا كَانُواْ يَعْمَلُونَؐ </text:span><text:span text:style-name="T3">(96)</text:span><text:span text:style-name="T1"> مَــنْ عَمِــلَ صَـٰڤِحاً مِّن ذَكَر۫ اَوُ </text:span><text:span text:style-name="T5">۷</text:span><text:span text:style-name="T1">نثۭيٰ وَهُوَ مُومِــنٌ فَڤَنُحْيِيَنَّهُ„ حَيَوٰةً طَيِّبَةً وَڤَنَجْزۣيَنَّهُمُ; أَجْرَهُم بِأَحْسَـنِ مَا كَانُواْ يَعْمَلُونَؐ </text:span><text:span text:style-name="T3">(97)</text:span><text:span text:style-name="T1"> ® فَإِذَا قَرَأْتَ </text:span><text:span text:style-name="T5">۰</text:span><text:span text:style-name="T1">لْقُرْءَانَ فَاسْتَعِذْ بِاللَّهِ مِــنَ </text:span><text:span text:style-name="T5">۰</text:span><text:span text:style-name="T1">لشَّيْطَـٰنِ </text:span><text:span text:style-name="T5">۱</text:span><text:span text:style-name="T1">لرَّجِيمِؐ </text:span><text:span text:style-name="T3">(98)</text:span><text:span text:style-name="T1"> إِنَّهُ„ لَيْــسَ لَهُ„ سُلْطَـٰــن٘ عَلَي </text:span><text:span text:style-name="T5">۰</text:span><text:span text:style-name="T1">لذِيــنَ ءَامَنُواْ وَعَلَيٰ رَبِّهِمْ يَتَوَكَّلُونَؐ </text:span><text:span text:style-name="T3">(99)</text:span><text:span text:style-name="T1"> إِنَّمَا سُلْطَـٰنُهُ„ عَلَــي </text:span><text:span text:style-name="T5">۰</text:span><text:span text:style-name="T1">لذِينَ يَتَوَلَّوْنَهُ„ وَالذِينَ هُم بِهِ” مُشْرۣكُونَؐ </text:span><text:span text:style-name="T3">(100)</text:span><text:span text:style-name="T1"> وَإِذَا بَدَّلْنَآ ءَايَةً مَّكَانَ ءَايَةٍ وَاللَّهُ أَعْلَمُ بِمَا يُنَزّۣلُ قَالُوٓاْ إِنَّمَآ أَنتَ مُفْتَرٙؐ بَلَ اَكْثَرُهُمْ لاَ يَعْلَمُونَؐ </text:span><text:span text:style-name="T3">(101)</text:span><text:span text:style-name="T1"> قُلْ نَزَّلَهُ„ رُوحُ </text:span><text:span text:style-name="T5">۴</text:span><text:span text:style-name="T1">لْقُدُسِ مِن رَّبِّــكَ بِالْحَقِّ لِيُثَبِّــتَ </text:span><text:span text:style-name="T5">۰</text:span><text:span text:style-name="T1">لذِيــنَ ءَامَنُواْ وَهُديً وَبُشْرۭيٰ لِلْمُسْلِمِينَؐ </text:span><text:span text:style-name="T3">(102)</text:span><text:span text:style-name="T1"> وَلَقَدْ نَعْلَمُ أَنَّهُمْ يَقُولُونَ إِنَّمَا يُعَلِّمُهُ„ بَشَرٌؐ لِّسَانُ </text:span><text:span text:style-name="T5">۴ﻟ﮲</text:span><text:span text:style-name="T1"> يُڤْحِدُونَ إِلَيْهِ أَعْجَمِيٌّ وَهَـٰذَا لِسَان٘ عَرَبِــيٌّ مُّبِين٘ؐ </text:span><text:span text:style-name="T3">(103)</text:span><text:span text:style-name="T1"> اِنَّ </text:span><text:span text:style-name="T5">۰</text:span><text:span text:style-name="T1">لذِيــنَ لاَ يُومِنُونَ </text:span><text:soft-page-break/><text:span text:style-name="T1">بِـَٔايَـٰــتِ </text:span><text:span text:style-name="T5">۱</text:span><text:span text:style-name="T1">للَّهِ لاَ يَهْدِيهِمُ </text:span><text:span text:style-name="T5">۴</text:span><text:span text:style-name="T1">للَّهُؐ وَلَهُمْ عَذَاب٘ اَلِيم٘ؐ </text:span><text:span text:style-name="T3">(104)</text:span><text:span text:style-name="T1"> اِنَّمَا يَفْتَرۣى </text:span><text:span text:style-name="T5">۱</text:span><text:span text:style-name="T1">لْكَذِبَ </text:span><text:span text:style-name="T5">۰</text:span><text:span text:style-name="T1">لذِينَ لاَ يُومِنُونَ بِـَٔايَـٰتِ </text:span><text:span text:style-name="T5">۱</text:span><text:span text:style-name="T1">للَّهِؐ وَٱُوْلَئِــكَ هُمُ </text:span><text:span text:style-name="T5">۴</text:span><text:span text:style-name="T1">لْكَـٰذِبُونَؐ </text:span><text:span text:style-name="T3">(105)</text:span><text:span text:style-name="T1"> مَن كَفَرَ بِاللَّهِ مِـنۢ بَعْدِ إِيمَـٰنِهِ“ إِلاَّ مَــنُ </text:span><text:span text:style-name="T5">۷</text:span><text:span text:style-name="T1">كْرۣهَ وَقَلْبُهُ„ مُطْمَئِنّٛ بِالِايمَـٰنِؐ وَچَكِــن مَّـن شَرَحَ بِالْكُفْرۣ صَدْراً فَعَلَيْهِمْ غَضَــبٌ مِّــنَ </text:span><text:span text:style-name="T5">۰</text:span><text:span text:style-name="T1">للَّهِؐ وَلَهُمْ عَذَاب٘ عَظِيمٌؐ </text:span><text:span text:style-name="T3">(106)</text:span><text:span text:style-name="T1"> ذَ؛لِــكَ بِأَنَّهُمُ èسْتَحَبُّواْ </text:span><text:span text:style-name="T5">۴</text:span><text:span text:style-name="T1">لْحَيَوٰةَ </text:span><text:span text:style-name="T5">۰</text:span><text:span text:style-name="T1">لدُّنْيۭا عَلَــي </text:span><text:span text:style-name="T5">۰</text:span><text:span text:style-name="T1">لاَخِرَةِ وَأَنننَّ </text:span><text:span text:style-name="T5">۰</text:span><text:span text:style-name="T1">للَّهَ لاَ يَهْدِى </text:span><text:span text:style-name="T5">۱</text:span><text:span text:style-name="T1">لْقَوْمَ </text:span><text:span text:style-name="T5">۰</text:span><text:span text:style-name="T1">لْكۭـٰفِرۣينَؐ </text:span><text:span text:style-name="T3">(107)</text:span><text:span text:style-name="T1"> ٱُوْلَئِــكَ </text:span><text:span text:style-name="T5">۰</text:span><text:span text:style-name="T1">لذِيــنَ طَبَعَ </text:span><text:span text:style-name="T5">۰</text:span><text:span text:style-name="T1">للَّهُ عَلَــيٰ قُلُوبِهِمْ وَسَمْعِهِمْ وَأَبْصۭـٰرۣهِمْؐ وَٱُوْلَئِكَ هُمُ </text:span><text:span text:style-name="T5">۴</text:span><text:span text:style-name="T1">لْغَـٰفِلُونَؐ </text:span><text:span text:style-name="T3">(108)</text:span><text:span text:style-name="T1"> لاَ جَرَمَ أَنَّهُمْ فِى </text:span><text:span text:style-name="T5">۱</text:span><text:span text:style-name="T1">لاَخِرَةِ هُمُ </text:span><text:span text:style-name="T5">۴</text:span><text:span text:style-name="T1">لْخَـٰسِرُونَؐ </text:span><text:span text:style-name="T3">(109)</text:span><text:span text:style-name="T1"> ثُمَّ إِنَّ رَبَّكَ لِلذِيــنَ هَاجَرُواْ مِـنۢ بَعْدِ مَا فُتِنُواْ ثُمَّ جَـٰهَدُواْ وَصَبَرُوٓاْ إِنَّ رَبَّــكَ مِـنۢ بَعْدِهَا لَغَفُورٌ رَّحِيمٌؐ </text:span><text:span text:style-name="T3">(110)</text:span><text:span text:style-name="T1"> © يَوْمَ تَاتِى كُلُّ نَفْسٍ تُجَـٰدِلُ عَن نَّفْسِهَا وَتُوَفّۭــيٰ كُلُّ نَفْسٍ مَّا عَمِلَتْ وَهُمْ لاَ يُظْلَمُونَؐ </text:span><text:span text:style-name="T3">(111)</text:span><text:span text:style-name="T1"> وَضَرَبَ </text:span><text:span text:style-name="T5">۰</text:span><text:span text:style-name="T1">للَّهُ مَثَلًا قَرْيَةً كَانَتَ —امِنَةً مُّطْمَئِنَّةً يَاتِيهَا رۣزْقُهَا رَغَداً مِّــن كُــلّۣ مَكَانٍ فَكَفَرَتْ بِأَنْعُمِ </text:span><text:span text:style-name="T5">۱</text:span><text:span text:style-name="T1">للَّهِ فَأَذَاقَهَا </text:span><text:span text:style-name="T5">۰</text:span><text:span text:style-name="T1">للَّهُ لِبَاسَ </text:span><text:span text:style-name="T5">۰</text:span><text:span text:style-name="T1">لْجُوعِ وَالْخَوْفِ بِمَا كَانُواْ يَصْنَعُونَؐ </text:span><text:span text:style-name="T3">(112)</text:span><text:span text:style-name="T1"> وَلَقَدْ جَآءَهُمْ رَسُولٌ مِّنْهُمْ فَكَذَّبُوهُ فَأَخَذَهُمُ </text:span><text:span text:style-name="T5">۴</text:span><text:span text:style-name="T1">لْعَذَابُ وَهُمْ ظَـٰلِمُونَؐ </text:span><text:span text:style-name="T3">(113)</text:span><text:span text:style-name="T1"> فَكُلُواْ مِمَّا رَزَقَكُمُ </text:span><text:span text:style-name="T5">۴</text:span><text:span text:style-name="T1">للَّهُ حَچَلًا طَيِّباًؐ وَاشْكُرُواْ نِعْمَــتَ </text:span><text:span text:style-name="T5">۰</text:span><text:span text:style-name="T1">للَّهِ إِننن كُنتُمُ; إِيَّاهُ تَعْبُدُونَؐ </text:span><text:span text:style-name="T3">(114)</text:span><text:span text:style-name="T1"> إِنَّمَا حَرَّمَ عَلَيْكُمُ </text:span><text:span text:style-name="T5">۴</text:span><text:span text:style-name="T1">لْمَيْتَةَ وَالدَّمَ وَلَحْمَ </text:span><text:span text:style-name="T5">۰</text:span><text:span text:style-name="T1">لْخِنزۣيرۣ وَمَآ ٱُهِلَّ لِغَيْرۣ </text:span><text:span text:style-name="T5">۱</text:span><text:span text:style-name="T1">للَّهِ بِهِؐ” فَمَــنُ </text:span><text:span text:style-name="T5">۶</text:span><text:span text:style-name="T1">ضْطُرَّ غَيْرَ بَاغٍ وَلاَ عَادٍ فَإِنننَّ </text:span><text:span text:style-name="T5">۰</text:span><text:span text:style-name="T1">للَّهَ غَفُورٌ رَّحِيمٌؐ </text:span><text:span text:style-name="T3">(115)</text:span><text:span text:style-name="T1"> وَلاَ تَقُولُواْ لِمَا تَصِفُ أَلْسِنَتُكُمُ </text:span><text:span text:style-name="T5">۴</text:span><text:span text:style-name="T1">لْكَذِبَ هَـٰذَا حَچَلٌ وَهَـٰذَا حَرَامٌ لِّتَفْتَرُواْ عَلَــي </text:span><text:span text:style-name="T5">۰</text:span><text:span text:style-name="T1">للَّهِ </text:span><text:span text:style-name="T5">۱</text:span><text:span text:style-name="T1">لْكَذِبببَؐ إِنَّ </text:span><text:soft-page-break/><text:span text:style-name="T5">۰</text:span><text:span text:style-name="T1">لذِينَ يَفْتَرُونَ عَلَــي </text:span><text:span text:style-name="T5">۰</text:span><text:span text:style-name="T1">للَّهِ </text:span><text:span text:style-name="T5">۱</text:span><text:span text:style-name="T1">لْكَذِبببَ لاَ يُفْڤِحُونَؐ </text:span><text:span text:style-name="T3">(116)</text:span><text:span text:style-name="T1"> مَتَـٰعٌ قَلِيلٌؐ وَلَهُمْ عَذَاب٘ اَلِيمٌؐ </text:span><text:span text:style-name="T3">(117) </text:span><text:span text:style-name="T1">وَعَلَــي </text:span><text:span text:style-name="T5">۰</text:span><text:span text:style-name="T1">لذِيــنَ هَادُواْ حَرَّمْنَا مَا قَصَصْنَا عَلَيْكَ مِــن قَبْلُؐ وَمَا ظَلَمْنَـٰهُمْؐ وَچَكِــن كَانُوٓاْ أَنفُسَهُمْ يَظْلِمُونَؐ </text:span><text:span text:style-name="T3">(118)</text:span><text:span text:style-name="T1"> ثُمَّ إِنَّ رَبَّــكَ لِلذِيــنَ عَمِلُواْ </text:span><text:span text:style-name="T5">۴</text:span><text:span text:style-name="T1">لسُّوٓءَ بِجَهَـٰلَةٍ ثُمَّ تَابُواْ مِنۢ بَعْدِ ذَ؛لِكَ وَأَصْڤَحُوٓاْ إِنَّ رَبَّكَ مِنۢ بَعْدِهَا لَغَفُورٌ رَّحِيم٘ؐ </text:span><text:span text:style-name="T3">(119)</text:span><text:span text:style-name="T1"> ® اِنَّ إِبْرَ؛هِيمَ كَانَ ٱُمَّةً قَانِتاً لِّلهِ حَنِيفاً وَلَمْ يَكُ مِنَ </text:span><text:span text:style-name="T5">۰</text:span><text:span text:style-name="T1">لْمُشْرۣكِينَؐ </text:span><text:span text:style-name="T3">(120)</text:span><text:span text:style-name="T1"> شَاكِراً لَأِّنْعُمِهِؐ 'جْتَبۭيٰهُ وَهَدۭيٰهُ إِلَيٰ صِرَ؛طٍ مُّسْتَقِيمٍؐ </text:span><text:span text:style-name="T3">(121)</text:span><text:span text:style-name="T1"> وَءَاتَيْنَـٰهُ فِى </text:span><text:span text:style-name="T5">۱</text:span><text:span text:style-name="T1">لدُّنْيۭا حَسَنَةًؐ وَإِنَّهُ„ فِى </text:span><text:span text:style-name="T5">۱</text:span><text:span text:style-name="T1">لاَخِرَةِ لَمِــنَ </text:span><text:span text:style-name="T5">۰</text:span><text:span text:style-name="T1">ڤصَّـٰڤِحِينَؐ </text:span><text:span text:style-name="T3">(122)</text:span><text:span text:style-name="T1"> ثُمَّ أَوْحَيْنَآ إِلَيْــكَ أَنِ 'تَّبِعْ مِلَّةَ إِبْرَ؛هِيمَ حَنِيفاًؐ وَمَا كَانَ مِــنَ </text:span><text:span text:style-name="T5">۰</text:span><text:span text:style-name="T1">لْمُشْرۣكِينَؐ </text:span><text:span text:style-name="T3">(123)</text:span><text:span text:style-name="T1"> إِنَّمَا جُعِلَ </text:span><text:span text:style-name="T5">۰</text:span><text:span text:style-name="T1">لسَّبْــتُ عَلَي </text:span><text:span text:style-name="T5">۰</text:span><text:span text:style-name="T1">لذِينَ "خْتَلَفُواْ فِيهِؐ وَإِنَّ رَبَّــكَ ڤَيَحْكُمُ بَيْنَهُمْ يَوْمَ </text:span><text:span text:style-name="T5">۰</text:span><text:span text:style-name="T1">لْقِيَـٰمَةِ فِيمَا كَانُواْ فِيهِ يَخْتَلِفُونَؐ </text:span><text:span text:style-name="T3">(124)</text:span><text:span text:style-name="T1"> </text:span><text:span text:style-name="T5">۸</text:span><text:span text:style-name="T1">دْعُ إِلَيٰ سَبِيلِ رَبِّــكَ بِالْحِكْمَةِ وَالْمَوْعِظَةِ </text:span><text:span text:style-name="T5">۱</text:span><text:span text:style-name="T1">لْحَسَنَةِ وَجَـٰدِلْهُم بِالتِى هِيَ أَحْسَـنُؐ إِنَّ رَبَّــكَ هُوَ أَعْلَمُ بِمَــن ضَلَّ عَن سَبِيلِهِؐ” وَهُوَ أَعْلَمُ بِالْمُهْتَدِيـنَؐ </text:span><text:span text:style-name="T3">(125)</text:span><text:span text:style-name="T1"> وَإِنْ عَاقَبْتُمْ فَعَاقِبُواْ بِمِثْــلۣ مَا عُوقِبْتُم بِهِؐ” وَلَـئِــن صَبَرْتُمْ لَهُوَ خَيْرٌ لِّلصَّـٰبِـرۣينَؐ </text:span><text:span text:style-name="T3">(126)</text:span><text:span text:style-name="T1"> وَاصْبِرْؐ وَمَا صَبْرُكككَ إِلاَّ بِاللَّهِؐ وَلاَ تَحْزَنْ عَلَيْهِمْ وَلاَ تَــكُ فِى ضَيْقٍ مِّمَّا يَمْكُرُونَؐ </text:span><text:span text:style-name="T3">(127)</text:span><text:span text:style-name="T1"> إِنننَّ </text:span><text:span text:style-name="T5">۰</text:span><text:span text:style-name="T1">للَّهَ مَعَ </text:span><text:span text:style-name="T5">۰</text:span><text:span text:style-name="T1">لذِينَ "تَّقَواْ وَّالذِيــنَ هُم مُّحْسِنُونَ </text:span><text:span text:style-name="T3">(128)</text:span><text:span text:style-name="T1"> </text:span><text:bookmark-end text:name="__DdeLink__51281_118052956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7T21:54:26.654920524</meta:creation-date>
    <dc:date>2025-02-27T21:55:25.472745644</dc:date>
    <meta:editing-duration>PT1M2S</meta:editing-duration>
    <meta:editing-cycles>2</meta:editing-cycles>
    <meta:generator>LibreOffice/24.8.2.1$Linux_X86_64 LibreOffice_project/0f794b6e29741098670a3b95d60478a65d05ef13</meta:generator>
    <meta:document-statistic meta:table-count="0" meta:image-count="0" meta:object-count="0" meta:page-count="10" meta:paragraph-count="3" meta:word-count="1990" meta:character-count="10947" meta:non-whitespace-character-count="8959"/>
  </office:meta>
</office:document-meta>
</file>